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161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1.5055in"/>
    </style:style>
    <style:style style:name="co7" style:family="table-column">
      <style:table-column-properties fo:break-before="auto" style:column-width="2.5201in"/>
    </style:style>
    <style:style style:name="ro4" style:family="table-row">
      <style:table-row-properties style:row-height="1.8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fine-dashed #000000" fo:background-color="#dddddd" style:text-align-source="fix" style:repeat-content="false" fo:wrap-option="wrap" fo:border-left="none" fo:border-right="0.06pt fine-dashe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1pt 1pt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fine-dashed #000000" style:text-align-source="fix" style:repeat-content="false" fo:border-left="none" fo:border-right="0.06pt fine-dashed #000000" fo:border-top="0.06pt fine-dashed #000000" style:vertical-align="middle"/>
      <style:paragraph-properties fo:text-align="center" fo:margin-left="0in"/>
      <style:text-properties style:font-name="Verdana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fine-dashed #000000" fo:border-top="0.06pt fine-dashed #000000" style:vertical-align="middle"/>
      <style:paragraph-properties fo:text-align="center" fo:margin-left="0in"/>
      <style:text-properties style:font-name="Verdana"/>
    </style:style>
    <style:style style:name="ce10" style:family="table-cell" style:parent-style-name="Default">
      <style:table-cell-properties fo:border-bottom="0.06pt fine-dashed #000000" fo:background-color="#dddddd" style:text-align-source="fix" style:repeat-content="false" fo:wrap-option="wrap" fo:border-left="0.06pt fine-dashed #000000" fo:border-right="0.06pt fine-dashe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1pt 1pt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fine-dashe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fine-dashed #000000" style:vertical-align="middle"/>
      <style:paragraph-properties fo:text-align="center" fo:margin-left="0in"/>
      <style:text-properties style:font-name="Verdana"/>
    </style:style>
    <style:style style:name="ce19" style:family="table-cell" style:parent-style-name="Default">
      <style:table-cell-properties fo:border-bottom="none" style:text-align-source="fix" style:repeat-content="false" fo:border-left="0.06pt fine-dashed #000000" fo:border-right="0.06pt fine-dashed #000000" fo:border-top="0.06pt fine-dashed #000000" style:vertical-align="middle"/>
      <style:paragraph-properties fo:text-align="center" fo:margin-left="0in"/>
      <style:text-properties style:font-name="Verdana"/>
    </style:style>
    <style:style style:name="ce21" style:family="table-cell" style:parent-style-name="Default" style:data-style-name="N134">
      <style:table-cell-properties fo:border-bottom="0.06pt fine-dashed #000000" fo:background-color="#dddddd" style:text-align-source="fix" style:repeat-content="false" fo:wrap-option="wrap" fo:border-left="0.06pt fine-dashe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1pt 1pt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34">
      <style:table-cell-properties fo:border-bottom="0.06pt fine-dashed #000000" style:text-align-source="fix" style:repeat-content="false" fo:border-left="0.06pt fine-dashed #000000" fo:border-right="none" fo:border-top="0.06pt fine-dashed #000000" style:vertical-align="middle"/>
      <style:paragraph-properties fo:text-align="center" fo:margin-left="0in"/>
      <style:text-properties style:font-name="Verdana"/>
    </style:style>
    <style:style style:name="ce24" style:family="table-cell" style:parent-style-name="Default" style:data-style-name="N134">
      <style:table-cell-properties fo:border-bottom="none" style:text-align-source="fix" style:repeat-content="false" fo:border-left="0.06pt fine-dashed #000000" fo:border-right="none" fo:border-top="0.06pt fine-dashed #000000" style:vertical-align="middle"/>
      <style:paragraph-properties fo:text-align="center" fo:margin-left="0in"/>
      <style:text-properties style:font-name="Verdana"/>
    </style:style>
    <style:style style:name="ce2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Verdana"/>
    </style:style>
    <style:style style:name="ce30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edce6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Verdana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3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30">
      <style:table-cell-properties fo:background-color="#dedce6"/>
      <style:text-properties style:font-name="Verdana"/>
    </style:style>
    <style:style style:name="ce45" style:family="table-cell" style:parent-style-name="Default" style:data-style-name="N130">
      <style:text-properties style:font-name="Verdana"/>
    </style:style>
    <style:style style:name="ce46" style:family="table-cell" style:parent-style-name="Default" style:data-style-name="N130">
      <style:table-cell-properties fo:wrap-option="wrap" style:vertical-align="automatic"/>
      <style:text-properties style:font-name="Verdana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fo:font-size="12pt" style:font-name-asian="Liberation Sans" style:font-name-complex="Liberation Sans"/>
    </style:style>
    <style:style style:name="T3" style:family="text">
      <style:text-properties fo:font-size="12pt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Сводные данные'.$A$5:.$A$14])" table:allow-empty-cell="true" table:display-list="unsorted" table:base-cell-address="'Массив данных'.B1">
          <table:error-message table:message-type="stop" table:display="true"/>
        </table:content-validation>
      </table:content-validations>
      <table:table table:name="Массив данных" table:style-name="ta1">
        <table:table-column table:style-name="co3" table:default-cell-style-name="ce3"/>
        <table:table-column table:style-name="co2" table:default-cell-style-name="ce18"/>
        <table:table-column table:style-name="co2" table:default-cell-style-name="ce23"/>
        <table:table-column table:style-name="co2" table:default-cell-style-name="ce29"/>
        <table:table-column table:style-name="co4" table:default-cell-style-name="ce14"/>
        <table:table-column table:style-name="co5" table:default-cell-style-name="ce14"/>
        <table:table-column table:style-name="co2" table:number-columns-repeated="16376" table:default-cell-style-name="ce14"/>
        <table:table-row table:style-name="ro2">
          <table:table-cell table:style-name="ce1"/>
          <table:table-cell table:style-name="ce10" table:content-validation-name="val1"/>
          <table:table-cell table:style-name="ce21" table:number-columns-repeated="2"/>
          <table:table-cell table:style-name="ce15"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Торт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5" calcext:value-type="currency">
            <text:p>21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уассан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330" calcext:value-type="currency">
            <text:p>33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Горчиц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8" calcext:value-type="currency">
            <text:p>11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енка для полоскания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986" calcext:value-type="currency">
            <text:p>98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395" calcext:value-type="currency">
            <text:p>39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575" calcext:value-type="currency">
            <text:p>57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426" calcext:value-type="currency">
            <text:p>42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462" calcext:value-type="currency">
            <text:p>46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Огурцы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98" calcext:value-type="currency">
            <text:p>9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уассан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6" calcext:value-type="currency">
            <text:p>21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орт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5" calcext:value-type="currency">
            <text:p>21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402" calcext:value-type="currency">
            <text:p>40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кс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379" calcext:value-type="currency">
            <text:p>37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уассан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6" calcext:value-type="currency">
            <text:p>21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Горше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2" calcext:value-type="currency">
            <text:p>14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ай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45" calcext:value-type="currency">
            <text:p>14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орт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5" calcext:value-type="currency">
            <text:p>21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еченье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4" calcext:value-type="currency">
            <text:p>21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руассан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65" calcext:value-type="currency">
            <text:p>16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Зефир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66" calcext:value-type="currency">
            <text:p>16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ыр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328" calcext:value-type="currency">
            <text:p>32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армелад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88" calcext:value-type="currency">
            <text:p>18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ворог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05" calcext:value-type="currency">
            <text:p>20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у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45" calcext:value-type="currency">
            <text:p>4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имоны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02" calcext:value-type="currency">
            <text:p>10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Яйц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4" calcext:value-type="currency">
            <text:p>14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аминария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10" calcext:value-type="currency">
            <text:p>21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мородина чёрная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326" calcext:value-type="currency">
            <text:p>32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орков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6" calcext:value-type="currency">
            <text:p>5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векл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3" calcext:value-type="currency">
            <text:p>5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ук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35" calcext:value-type="currency">
            <text:p>13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Горчица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18" calcext:value-type="currency">
            <text:p>11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олоко топлёное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26" calcext:value-type="currency">
            <text:p>12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пуст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52" calcext:value-type="currency">
            <text:p>25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орков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5" calcext:value-type="currency">
            <text:p>11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есно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28" calcext:value-type="currency">
            <text:p>22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уриц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363" calcext:value-type="currency">
            <text:p>1,36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Блефарогель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442" calcext:value-type="currency">
            <text:p>44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ай зеленый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338" calcext:value-type="currency">
            <text:p>33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Зубные щетки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3035" calcext:value-type="currency">
            <text:p>3,03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ельменниц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31" calcext:value-type="currency">
            <text:p>231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оя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97" calcext:value-type="currency">
            <text:p>29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Расческа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682" calcext:value-type="currency">
            <text:p>68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Форма силиконовая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65" calcext:value-type="currency">
            <text:p>16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камья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600" calcext:value-type="currency">
            <text:p>2,60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емена лук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08" calcext:value-type="currency">
            <text:p>10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Ромашк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432" calcext:value-type="currency">
            <text:p>43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Шпатель кондитерский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80" calcext:value-type="currency">
            <text:p>18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калк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51" calcext:value-type="currency">
            <text:p>251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ковород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512" calcext:value-type="currency">
            <text:p>1,51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Ирригатор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4972" calcext:value-type="currency">
            <text:p>4,97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айный гриб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75" calcext:value-type="currency">
            <text:p>27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рниз</text:p>
          </table:table-cell>
          <table:table-cell table:style-name="ce17" table:content-validation-name="val1" office:value-type="string" calcext:value-type="string">
            <text:p>Ремонт</text:p>
          </table:table-cell>
          <table:table-cell office:value-type="currency" office:currency="RUB" office:value="1382" calcext:value-type="currency">
            <text:p>1,38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Шторы блэкаут</text:p>
          </table:table-cell>
          <table:table-cell table:style-name="ce17" table:content-validation-name="val1" office:value-type="string" calcext:value-type="string">
            <text:p>Ремонт</text:p>
          </table:table-cell>
          <table:table-cell office:value-type="currency" office:currency="RUB" office:value="1776" calcext:value-type="currency">
            <text:p>1,77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Интернет</text:p>
          </table:table-cell>
          <table:table-cell table:style-name="ce17" table:content-validation-name="val1" office:value-type="string" calcext:value-type="string">
            <text:p>ЖКХ</text:p>
          </table:table-cell>
          <table:table-cell office:value-type="currency" office:currency="RUB" office:value="750" calcext:value-type="currency">
            <text:p>7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теларис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500" calcext:value-type="currency">
            <text:p>2,50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Артелак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654" calcext:value-type="currency">
            <text:p>65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Зир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87" calcext:value-type="currency">
            <text:p>58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Ванил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30" calcext:value-type="currency">
            <text:p>53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Фольг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487" calcext:value-type="currency">
            <text:p>48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итечко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392" calcext:value-type="currency">
            <text:p>39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ленка пищевая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90" calcext:value-type="currency">
            <text:p>29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ипетк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83" calcext:value-type="currency">
            <text:p>18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редство для мытья стёкол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339" calcext:value-type="currency">
            <text:p>33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Удлинитель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365" calcext:value-type="currency">
            <text:p>2,36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тол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5684" calcext:value-type="currency">
            <text:p>25,68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нфеты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63" calcext:value-type="currency">
            <text:p>26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ломбир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88" calcext:value-type="currency">
            <text:p>8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Эскимо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37" calcext:value-type="currency">
            <text:p>13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ломбир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98" calcext:value-type="currency">
            <text:p>9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ломбир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90" calcext:value-type="currency">
            <text:p>9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Йогурт греческий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335" calcext:value-type="currency">
            <text:p>33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Отруби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60" calcext:value-type="currency">
            <text:p>6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Отруби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80" calcext:value-type="currency">
            <text:p>8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Яйц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50" calcext:value-type="currency">
            <text:p>1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ворог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75" calcext:value-type="currency">
            <text:p>17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ахарная пудр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60" calcext:value-type="currency">
            <text:p>6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Форма силиконовая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512" calcext:value-type="currency">
            <text:p>51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асло для дерев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3129" calcext:value-type="currency">
            <text:p>3,12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у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2" calcext:value-type="currency">
            <text:p>5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векл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69" calcext:value-type="currency">
            <text:p>6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ыкв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43" calcext:value-type="currency">
            <text:p>24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метана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06" calcext:value-type="currency">
            <text:p>10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ыр адыгейский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328" calcext:value-type="currency">
            <text:p>32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олоко топлёное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26" calcext:value-type="currency">
            <text:p>12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Оливки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185" calcext:value-type="currency">
            <text:p>18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ковород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9901" calcext:value-type="currency">
            <text:p>9,901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Губка для посуды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58" calcext:value-type="currency">
            <text:p>15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Шкурка шлифовальная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84" calcext:value-type="currency">
            <text:p>18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рамел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38" calcext:value-type="currency">
            <text:p>53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Нож сатыр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4650" calcext:value-type="currency">
            <text:p>4,6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Удобрение 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28" calcext:value-type="currency">
            <text:p>22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убстрат кокосовый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46" calcext:value-type="currency">
            <text:p>14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рзина для хлеб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792" calcext:value-type="currency">
            <text:p>79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Древесный уголь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246" calcext:value-type="currency">
            <text:p>24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шпо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569" calcext:value-type="currency">
            <text:p>1,56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орф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99" calcext:value-type="currency">
            <text:p>19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Агроперлит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02" calcext:value-type="currency">
            <text:p>10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Вермикулит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68" calcext:value-type="currency">
            <text:p>6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стная мук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38" calcext:value-type="currency">
            <text:p>13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уриц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201" calcext:value-type="currency">
            <text:p>1,201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Уксус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35" calcext:value-type="currency">
            <text:p>13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Чай чёрный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5" calcext:value-type="currency">
            <text:p>14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оевый соус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0" calcext:value-type="currency">
            <text:p>11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Бактерии для натт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34" calcext:value-type="currency">
            <text:p>13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Бактерии для натт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4" calcext:value-type="currency">
            <text:p>14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оя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364" calcext:value-type="currency">
            <text:p>36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гущёное молок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96" calcext:value-type="currency">
            <text:p>1,19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имонная кислота</text:p>
          </table:table-cell>
          <table:table-cell table:style-name="ce17" table:content-validation-name="val1" office:value-type="string" calcext:value-type="string">
            <text:p>Уборка</text:p>
          </table:table-cell>
          <table:table-cell office:value-type="currency" office:currency="RUB" office:value="284" calcext:value-type="currency">
            <text:p>28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ка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048" calcext:value-type="currency">
            <text:p>2,04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етевая карт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1732" calcext:value-type="currency">
            <text:p>1,732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Блефарогель</text:p>
          </table:table-cell>
          <table:table-cell table:style-name="ce17" table:content-validation-name="val1" office:value-type="string" calcext:value-type="string">
            <text:p>Гигиена</text:p>
          </table:table-cell>
          <table:table-cell office:value-type="currency" office:currency="RUB" office:value="420" calcext:value-type="currency">
            <text:p>42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орзина для пароварки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606" calcext:value-type="currency">
            <text:p>60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одставка для хлеба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613" calcext:value-type="currency">
            <text:p>61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у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49" calcext:value-type="currency">
            <text:p>4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асло оливковое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550" calcext:value-type="currency">
            <text:p>1,5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Печенье</text:p>
          </table:table-cell>
          <table:table-cell table:style-name="ce17" table:content-validation-name="val1" office:value-type="string" calcext:value-type="string">
            <text:p>Лишнее</text:p>
          </table:table-cell>
          <table:table-cell office:value-type="currency" office:currency="RUB" office:value="214" calcext:value-type="currency">
            <text:p>214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унжут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8" calcext:value-type="currency">
            <text:p>118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вартплата</text:p>
          </table:table-cell>
          <table:table-cell table:style-name="ce17" table:content-validation-name="val1" office:value-type="string" calcext:value-type="string">
            <text:p>ЖКХ</text:p>
          </table:table-cell>
          <table:table-cell office:value-type="currency" office:currency="RUB" office:value="10191" calcext:value-type="currency">
            <text:p>10,191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Электроэнергия</text:p>
          </table:table-cell>
          <table:table-cell table:style-name="ce17" table:content-validation-name="val1" office:value-type="string" calcext:value-type="string">
            <text:p>ЖКХ</text:p>
          </table:table-cell>
          <table:table-cell office:value-type="currency" office:currency="RUB" office:value="2859" calcext:value-type="currency">
            <text:p>2,85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Лук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66" calcext:value-type="currency">
            <text:p>6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Нут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3" calcext:value-type="currency">
            <text:p>143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интай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85" calcext:value-type="currency">
            <text:p>58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асло сливочное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39" calcext:value-type="currency">
            <text:p>53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Яйц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49" calcext:value-type="currency">
            <text:p>14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Укроп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65" calcext:value-type="currency">
            <text:p>65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фильтры для Тион</text:p>
          </table:table-cell>
          <table:table-cell table:style-name="ce17" table:content-validation-name="val1" office:value-type="string" calcext:value-type="string">
            <text:p>Быт</text:p>
          </table:table-cell>
          <table:table-cell office:value-type="currency" office:currency="RUB" office:value="9650" calcext:value-type="currency">
            <text:p>9,6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Интернет</text:p>
          </table:table-cell>
          <table:table-cell table:style-name="ce17" table:content-validation-name="val1" office:value-type="string" calcext:value-type="string">
            <text:p>ЖКХ</text:p>
          </table:table-cell>
          <table:table-cell office:value-type="currency" office:currency="RUB" office:value="750" calcext:value-type="currency">
            <text:p>7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ворог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350" calcext:value-type="currency">
            <text:p>3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Тан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50" calcext:value-type="currency">
            <text:p>15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ука ржаная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90" calcext:value-type="currency">
            <text:p>19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метан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10" calcext:value-type="currency">
            <text:p>11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урица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089" calcext:value-type="currency">
            <text:p>1,08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Морков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57" calcext:value-type="currency">
            <text:p>5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пуста пекинская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36" calcext:value-type="currency">
            <text:p>23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Сельдерей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56" calcext:value-type="currency">
            <text:p>156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ртофель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67" calcext:value-type="currency">
            <text:p>167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Яйц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309" calcext:value-type="currency">
            <text:p>309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Какао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160" calcext:value-type="currency">
            <text:p>160 ₽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Рис</text:p>
          </table:table-cell>
          <table:table-cell table:style-name="ce17" table:content-validation-name="val1" office:value-type="string" calcext:value-type="string">
            <text:p>Еда</text:p>
          </table:table-cell>
          <table:table-cell office:value-type="currency" office:currency="RUB" office:value="250" calcext:value-type="currency">
            <text:p>250 ₽</text:p>
          </table:table-cell>
          <table:table-cell table:number-columns-repeated="16379"/>
        </table:table-row>
        <table:table-row table:style-name="ro2" table:number-rows-repeated="62">
          <table:table-cell/>
          <table:table-cell table:style-name="ce17" table:content-validation-name="val1"/>
          <table:table-cell table:number-columns-repeated="16380"/>
        </table:table-row>
        <table:table-row table:style-name="ro2">
          <table:table-cell/>
          <table:table-cell table:style-name="ce17" table:content-validation-name="val1"/>
          <table:table-cell/>
          <table:table-cell table:style-name="ce30"/>
          <table:table-cell table:number-columns-repeated="16378"/>
        </table:table-row>
        <table:table-row table:style-name="ro2" table:number-rows-repeated="841">
          <table:table-cell/>
          <table:table-cell table:style-name="ce17" table:content-validation-name="val1"/>
          <table:table-cell table:number-columns-repeated="16380"/>
        </table:table-row>
        <table:table-row table:style-name="ro2" table:number-rows-repeated="1047383">
          <table:table-cell/>
          <table:table-cell table:content-validation-name="val1"/>
          <table:table-cell table:number-columns-repeated="16380"/>
        </table:table-row>
        <table:table-row table:style-name="ro2" table:number-rows-repeated="147">
          <table:table-cell table:style-name="ce4"/>
          <table:table-cell table:style-name="ce19" table:content-validation-name="val1"/>
          <table:table-cell table:style-name="ce24"/>
          <table:table-cell table:number-columns-repeated="16379"/>
        </table:table-row>
        <table:table-row table:style-name="ro2">
          <table:table-cell table:style-name="ce4"/>
          <table:table-cell table:style-name="ce19" table:content-validation-name="val1"/>
          <table:table-cell table:style-name="ce24"/>
          <table:table-cell table:number-columns-repeated="16379"/>
        </table:table-row>
      </table:table>
      <table:table table:name="Сводные данные" table:style-name="ta1">
        <table:shapes>
          <draw:frame draw:z-index="0" draw:style-name="gr1" draw:text-style-name="P1" svg:width="6.2988in" svg:height="3.5429in" svg:x="0.0433in" svg:y="2.7213in">
            <draw:object draw:notify-on-update-of-ranges="'Сводные данные'.A5:'Сводные данные'.A14 'Сводные данные'.B5:'Сводные данные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41"/>
        <table:table-column table:style-name="co7" table:default-cell-style-name="ce41"/>
        <table:table-column table:style-name="co2" table:number-columns-repeated="16382" table:default-cell-style-name="ce41"/>
        <table:table-row table:style-name="ro3">
          <table:table-cell table:style-name="ce39" office:value-type="string" calcext:value-type="string">
            <text:p>Прошло дней</text:p>
          </table:table-cell>
          <table:table-cell table:style-name="ce42" table:formula="of:=TODAY()-[.M1]" office:value-type="float" office:value="20" calcext:value-type="float">
            <text:p>20</text:p>
          </table:table-cell>
          <table:table-cell table:number-columns-repeated="9"/>
          <table:table-cell table:style-name="ce13" office:value-type="string" calcext:value-type="string">
            <text:p>Начало</text:p>
          </table:table-cell>
          <table:table-cell table:style-name="ce29" office:value-type="date" office:date-value="2025-04-01" calcext:value-type="date">
            <text:p>04/01/25</text:p>
          </table:table-cell>
          <table:table-cell table:number-columns-repeated="16371"/>
        </table:table-row>
        <table:table-row table:style-name="ro3">
          <table:table-cell table:style-name="ce39" office:value-type="string" calcext:value-type="string">
            <text:p>Всего потрачено</text:p>
          </table:table-cell>
          <table:table-cell table:style-name="ce43" table:formula="of:=SUM([$'Массив данных'.C2:.C1048576])" office:value-type="currency" office:currency="RUB" office:value="128002" calcext:value-type="currency">
            <text:p>128,002.00 ₽</text:p>
          </table:table-cell>
          <table:table-cell table:number-columns-repeated="16382"/>
        </table:table-row>
        <table:table-row table:style-name="ro3">
          <table:table-cell table:style-name="ce40" office:value-type="string" calcext:value-type="string">
            <text:p>Рублей в день</text:p>
          </table:table-cell>
          <table:table-cell table:style-name="ce44" table:formula="of:=[.B2]/[.B1]" office:value-type="currency" office:currency="RUB" office:value="6400.1" calcext:value-type="currency">
            <text:p>6,400.10 ₽</text:p>
          </table:table-cell>
          <table:table-cell table:number-columns-repeated="16382"/>
        </table:table-row>
        <table:table-row table:style-name="ro2">
          <table:table-cell table:style-name="ce39"/>
          <table:table-cell table:number-columns-repeated="16383"/>
        </table:table-row>
        <table:table-row table:style-name="ro3">
          <table:table-cell table:style-name="ce39" office:value-type="string" calcext:value-type="string">
            <text:p>Еда</text:p>
          </table:table-cell>
          <table:table-cell table:style-name="ce45" table:formula="of:=SUMIF([$'Массив данных'.B2:.B1048576];[.A5];[$'Массив данных'.C2:.C1048576])" office:value-type="currency" office:currency="RUB" office:value="19812" calcext:value-type="currency">
            <text:p>19,812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Ремонт</text:p>
          </table:table-cell>
          <table:table-cell table:style-name="ce45" table:formula="of:=SUMIF([$'Массив данных'.B2:.B1048576];[.A6];[$'Массив данных'.C2:.C1048576])" office:value-type="currency" office:currency="RUB" office:value="3158" calcext:value-type="currency">
            <text:p>3,158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Гигиена</text:p>
          </table:table-cell>
          <table:table-cell table:style-name="ce45" table:formula="of:=SUMIF([$'Массив данных'.B2:.B1048576];[.A7];[$'Массив данных'.C2:.C1048576])" office:value-type="currency" office:currency="RUB" office:value="11191" calcext:value-type="currency">
            <text:p>11,191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Уборка</text:p>
          </table:table-cell>
          <table:table-cell table:style-name="ce46" table:formula="of:=SUMIF([$'Массив данных'.B2:.B1048576];[.A8];[$'Массив данных'.C2:.C1048576])" office:value-type="currency" office:currency="RUB" office:value="284" calcext:value-type="currency">
            <text:p>284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Лишнее</text:p>
          </table:table-cell>
          <table:table-cell table:style-name="ce45" table:formula="of:=SUMIF([$'Массив данных'.B2:.B1048576];[.A9];[$'Массив данных'.C2:.C1048576])" office:value-type="currency" office:currency="RUB" office:value="7066" calcext:value-type="currency">
            <text:p>7,066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Быт</text:p>
          </table:table-cell>
          <table:table-cell table:style-name="ce45" table:formula="of:=SUMIF([$'Массив данных'.B2:.B1048576];[.A10];[$'Массив данных'.C2:.C1048576])" office:value-type="currency" office:currency="RUB" office:value="71941" calcext:value-type="currency">
            <text:p>71,941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ЖКХ</text:p>
          </table:table-cell>
          <table:table-cell table:style-name="ce45" table:formula="of:=SUMIF([$'Массив данных'.B2:.B1048576];[.A11];[$'Массив данных'.C2:.C1048576])" office:value-type="currency" office:currency="RUB" office:value="14550" calcext:value-type="currency">
            <text:p>14,550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Одежда</text:p>
          </table:table-cell>
          <table:table-cell table:style-name="ce45" table:formula="of:=SUMIF([$'Массив данных'.B2:.B1048576];[.A12];[$'Массив данных'.C2:.C1048576])" office:value-type="currency" office:currency="RUB" office:value="0" calcext:value-type="currency">
            <text:p>0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Фильтры</text:p>
          </table:table-cell>
          <table:table-cell table:style-name="ce45" table:formula="of:=SUMIF([$'Массив данных'.B2:.B1048576];[.A13];[$'Массив данных'.C2:.C1048576])" office:value-type="currency" office:currency="RUB" office:value="0" calcext:value-type="currency">
            <text:p>0.00 ₽</text:p>
          </table:table-cell>
          <table:table-cell table:number-columns-repeated="16382"/>
        </table:table-row>
        <table:table-row table:style-name="ro3">
          <table:table-cell table:style-name="ce39" office:value-type="string" calcext:value-type="string">
            <text:p>Дерево</text:p>
          </table:table-cell>
          <table:table-cell table:style-name="ce45" table:formula="of:=SUMIF([$'Массив данных'.B2:.B1048576];[.A14];[$'Массив данных'.C2:.C1048576])" office:value-type="currency" office:currency="RUB" office:value="0" calcext:value-type="currency">
            <text:p>0.00 ₽</text:p>
          </table:table-cell>
          <table:table-cell table:number-columns-repeated="16382"/>
        </table:table-row>
        <table:table-row table:style-name="ro5">
          <table:table-cell table:style-name="ce39"/>
          <table:table-cell table:number-columns-repeated="16383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кция" table:style-name="ta1">
        <table:table-column table:style-name="co2" table:default-cell-style-name="Default"/>
        <table:table-row table:style-name="ro4">
          <table:table-cell office:value-type="string" calcext:value-type="string">
            <text:p><text:span text:style-name="T3">1) Ctrl A выделяем все данные на вкладке «Массив данных»</text:span></text:p>
            <text:p><text:span text:style-name="T3">2) Вставляем в отдельный документ</text:span></text:p>
            <text:p><text:span text:style-name="T3">3) Выделяем вставленные данные (ctrl A)</text:span></text:p>
            <text:p><text:span text:style-name="T3">4) Data — sort — sort criteria — column B — ascending — получаем массив данных, отфильтрованных по типу расхода (быт, ремонт, еда и так далее)</text:span></text:p>
            <text:p><text:span text:style-name="T3">5) Создаем новую вкладку для типа расхода, который нам интересен (например, «ремонт»)</text:span></text:p>
            <text:p><text:span text:style-name="T3">6) Выделяем в отфильтрованных данных ту часть, которая нам интересна (например, весь ремонт)</text:span></text:p>
            <text:p><text:span text:style-name="T3">7) Вставляем данные в созданную вкладку</text:span></text:p>
            <text:p><text:span text:style-name="T3">8) Выделяем данные в созданной вкладке (Ctrl A)</text:span></text:p>
            <text:p><text:span text:style-name="T3">9) Data — sort — sort criteria — column C — получаем данные, отранжированные по максимальному расходу</text:span>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3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date-style style:name="N10129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30" number:language="en" number:country="US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4:16:18.3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2:27:22.876000000</meta:creation-date>
    <meta:generator>LibreOffice/24.8.6.2$Windows_X86_64 LibreOffice_project/6d98ba145e9a8a39fc57bcc76981d1fb1316c60c</meta:generator>
    <dc:date>2025-04-21T14:18:17.317000000</dc:date>
    <meta:editing-duration>P1DT21H1M29S</meta:editing-duration>
    <meta:editing-cycles>533</meta:editing-cycles>
    <meta:document-statistic meta:table-count="3" meta:cell-count="4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779cm" svg:y="2cm" style:legend-expansion="high" chart:style-name="ch2"/>
        <chart:plot-area chart:style-name="ch3" table:cell-range-address="'Сводные данные'.A5:'Сводные данные'.B14" chart:data-source-has-labels="column" svg:x="0.35cm" svg:y="0.35cm" svg:width="13.079cm" svg:height="8.3cm">
          <chart:coordinate-region svg:x="3.064cm" svg:y="0.351cm" svg:width="8.299cm" svg:height="8.299cm"/>
          <chart:axis chart:dimension="x" chart:name="primary-x" chart:style-name="ch4" chartooo:axis-type="auto">
            <chartooo:date-scale/>
            <chart:categories table:cell-range-address="'Сводные данные'.A5:'Сводные данные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Сводные данные'.B5:'Сводные данные'.B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Еда</text:p>
                <draw:g>
                  <svg:desc>'Сводные данные'.A5:'Сводные данные'.A14</svg:desc>
                </draw:g>
              </table:table-cell>
              <table:table-cell office:value-type="float" office:value="19812">
                <text:p>19812</text:p>
                <draw:g>
                  <svg:desc>'Сводные данные'.B5:'Сводные данные'.B14</svg:desc>
                </draw:g>
              </table:table-cell>
            </table:table-row>
            <table:table-row>
              <table:table-cell office:value-type="string">
                <text:p>Ремонт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Гигиена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Уборка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Лишнее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Быт</text:p>
              </table:table-cell>
              <table:table-cell office:value-type="float" office:value="71941">
                <text:p>71941</text:p>
              </table:table-cell>
            </table:table-row>
            <table:table-row>
              <table:table-cell office:value-type="string">
                <text:p>ЖКХ</text:p>
              </table:table-cell>
              <table:table-cell office:value-type="float" office:value="14550">
                <text:p>14550</text:p>
              </table:table-cell>
            </table:table-row>
            <table:table-row>
              <table:table-cell office:value-type="string">
                <text:p>Одежда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Фильтры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Дерево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